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FC8E4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999999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999999" draw:textarea-vertical-align="middle"/>
    </style:style>
    <style:style style:name="gr5" style:family="graphic" style:parent-style-name="standard">
      <style:graphic-properties svg:stroke-color="#000000" draw:marker-end="Arrow" draw:fill="solid" draw:fill-color="#999999" draw:textarea-vertical-align="middle"/>
    </style:style>
    <style:style style:name="gr6" style:family="graphic" style:parent-style-name="standard">
      <style:graphic-properties svg:stroke-color="#000000" draw:marker-end="Arrow"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8" style:family="graphic" style:parent-style-name="standard">
      <style:graphic-properties draw:stroke="dash" draw:stroke-dash="Dashed_20__28_var_29_" svg:stroke-color="#000000" draw:fill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.6cm" svg:y="1.5cm">
          <text:p text:style-name="P1">source.tex</text:p>
          <text:p text:style-name="P2"><text:span text:style-name="T1">\usepackage{intex}</text:span></text:p>
          <text:p text:style-name="P2"><text:span text:style-name="T1">\newclass{video}{...}</text:span></text:p>
          <text:p text:style-name="P1"><text:span text:style-name="T1">(...)</text:span></text:p>
          <text:p text:style-name="P2"><text:span text:style-name="T1">\videoframe{...}{url}</text:span></text:p>
          <text:p text:style-name="P1"><text:span text:style-name="T1">(...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5cm" svg:height="5cm" svg:x="9cm" svg:y="1.5cm">
          <text:p text:style-name="P1">pdflatex</text:p>
          <text:p text:style-name="P1"><text:s/><text:span text:style-name="T1">--enable-write1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cm" svg:height="5cm" svg:x="16.5cm" svg:y="1.5cm">
          <text:p text:style-name="P1">source.pdf</text:p>
          <text:p text:style-name="P1"/>
          <text:p text:style-name="P1"/>
          <text:p text:style-name="P1"/>
          <text:p text:style-name="P1"><text:span text:style-name="T1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3.3cm" svg:height="2.4cm" svg:x="17.4cm" svg:y="2.8cm">
          <text:p text:style-name="P1"><text:span text:style-name="T1">placehold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3cm" svg:height="1.3cm" svg:x="19.7cm" svg:y="4.2cm">
          <draw:image xlink:href="Pictures/100002010000020000000200FC8E4578.png" xlink:type="simple" xlink:show="embed" xlink:actuate="onLoad">
            <text:p/>
          </draw:image>
        </draw:frame>
        <draw:connector draw:style-name="gr4" draw:text-style-name="P1" draw:layer="layout" svg:x1="6.6cm" svg:y1="4cm" svg:x2="9cm" svg:y2="4cm" draw:start-shape="id1" draw:start-glue-point="7" draw:end-shape="id2" draw:end-glue-point="5" svg:d="M6600 4000h2400" svg:viewBox="0 0 2401 1">
          <text:p/>
        </draw:connector>
        <draw:connector draw:style-name="gr5" draw:text-style-name="P1" draw:layer="layout" svg:x1="6.6cm" svg:y1="4cm" svg:x2="9cm" svg:y2="4cm" draw:start-shape="id1" draw:start-glue-point="7" draw:end-shape="id2" draw:end-glue-point="5" svg:d="M6600 4000h2400" svg:viewBox="0 0 2401 1">
          <text:p/>
        </draw:connector>
        <draw:connector draw:style-name="gr5" draw:text-style-name="P1" draw:layer="layout" svg:x1="14.1cm" svg:y1="4cm" svg:x2="16.5cm" svg:y2="4cm" svg:d="M14100 4000h2400" svg:viewBox="0 0 2401 1">
          <text:p/>
        </draw:connector>
        <draw:custom-shape draw:style-name="gr1" draw:text-style-name="P1" xml:id="id4" draw:id="id4" draw:layer="layout" svg:width="5cm" svg:height="5cm" svg:x="16.5cm" svg:y="8.6cm">
          <text:p text:style-name="P1">ghostscript</text:p>
          <text:p text:style-name="P1">pdf2htmlE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cm" svg:height="5cm" svg:x="8.972cm" svg:y="8.572cm">
          <text:p text:style-name="P1">source.html</text:p>
          <text:p text:style-name="P1"><text:span text:style-name="T1">(...)</text:span></text:p>
          <text:p text:style-name="P2"><text:span text:style-name="T1">&lt;img src=”...” </text:span></text:p>
          <text:p text:style-name="P4"><text:span text:style-name="T1">href=”url#video” /&gt;</text:span></text:p>
          <text:p text:style-name="P1"><text:span text:style-name="T1">(..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6" draw:id="id6" draw:layer="layout" svg:width="5cm" svg:height="5cm" svg:x="1.6cm" svg:y="8.6cm">
          <text:p text:style-name="P1">intex.py</text:p>
          <text:p text:style-name="P2"><text:span text:style-name="T1">search for hrefs </text:span></text:p>
          <text:p text:style-name="P2"><text:span text:style-name="T1"><text:tab/></text:span><text:span text:style-name="T1">like “*#video”</text:span></text:p>
          <text:p text:style-name="P2"><text:span text:style-name="T1">replace element</text:span></text:p>
          <text:p text:style-name="P2"><text:span text:style-name="T1"><text:tab/></text:span><text:span text:style-name="T1">with iframe</text:span></text:p>
          <text:p text:style-name="P2"><text:span text:style-name="T1"/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9cm" svg:y1="6.204cm" svg:x2="19cm" svg:y2="8.6cm" draw:start-shape="id3" draw:start-glue-point="6" draw:end-shape="id4" draw:end-glue-point="4" svg:d="M19000 6204v2396" svg:viewBox="0 0 1 2397">
          <text:p/>
        </draw:connector>
        <draw:connector draw:style-name="gr6" draw:text-style-name="P1" draw:layer="layout" svg:x1="16.5cm" svg:y1="11.1cm" svg:x2="13.972cm" svg:y2="11.072cm" draw:start-shape="id4" draw:start-glue-point="5" draw:end-shape="id5" draw:end-glue-point="7" svg:d="M16500 11100h-1263v-28h-1265" svg:viewBox="0 0 2529 29">
          <text:p/>
        </draw:connector>
        <draw:connector draw:style-name="gr6" draw:text-style-name="P1" draw:layer="layout" svg:x1="8.972cm" svg:y1="11.072cm" svg:x2="6.6cm" svg:y2="11.1cm" draw:start-shape="id5" draw:start-glue-point="5" draw:end-shape="id6" draw:end-glue-point="7" svg:d="M8972 11072h-1185v28h-1187" svg:viewBox="0 0 2373 29">
          <text:p/>
        </draw:connector>
        <draw:custom-shape draw:style-name="gr1" draw:text-style-name="P1" xml:id="id7" draw:id="id7" draw:layer="layout" svg:width="5cm" svg:height="5cm" svg:x="9cm" svg:y="14.7cm">
          <text:p text:style-name="P1">source.html</text:p>
          <text:p text:style-name="P1"><text:span text:style-name="T1">(...)</text:span></text:p>
          <text:p text:style-name="P2"><text:span text:style-name="T1">&lt;iframe </text:span></text:p>
          <text:p text:style-name="P4"><text:span text:style-name="T1">src=”url” … /&gt;</text:span></text:p>
          <text:p text:style-name="P1"><text:span text:style-name="T1">(..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svg:x1="4.1cm" svg:y1="13.6cm" svg:x2="9cm" svg:y2="17.2cm" draw:start-shape="id6" draw:start-glue-point="6" draw:end-shape="id7" draw:end-glue-point="5" svg:d="M4100 13600v3600h4900" svg:viewBox="0 0 4901 3601">
          <text:p/>
        </draw:connector>
        <draw:frame draw:style-name="gr7" draw:layer="layout" svg:width="1.277cm" svg:height="0.962cm" svg:x="21.023cm" svg:y="6.1cm">
          <draw:text-box>
            <text:p>(1)</text:p>
          </draw:text-box>
        </draw:frame>
        <draw:custom-shape draw:style-name="gr8" draw:text-style-name="P1" draw:layer="layout" svg:width="21.1cm" svg:height="6.1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1.1cm" svg:height="11.9cm" svg:x="1cm" svg:y="8.1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.356cm" svg:height="0.962cm" svg:x="21.044cm" svg:y="19.038cm">
          <draw:text-box>
            <text:p>(2)</text:p>
          </draw:text-box>
        </draw:frame>
        <draw:frame draw:style-name="gr10" draw:layer="layout" svg:width="1.806cm" svg:height="0.962cm" svg:x="12.2cm" svg:y="5.5cm">
          <draw:text-box>
            <text:p>(1.2)</text:p>
          </draw:text-box>
        </draw:frame>
        <draw:frame draw:style-name="gr10" draw:layer="layout" svg:width="1.806cm" svg:height="0.962cm" svg:x="19.7cm" svg:y="5.5cm">
          <draw:text-box>
            <text:p>(1.3)</text:p>
          </draw:text-box>
        </draw:frame>
        <draw:frame draw:style-name="gr10" draw:layer="layout" svg:width="1.806cm" svg:height="0.962cm" svg:x="4.8cm" svg:y="5.5cm">
          <draw:text-box>
            <text:p>(1.1)</text:p>
          </draw:text-box>
        </draw:frame>
        <draw:frame draw:style-name="gr10" draw:layer="layout" svg:width="1.806cm" svg:height="0.962cm" svg:x="4.8cm" svg:y="12.6cm">
          <draw:text-box>
            <text:p>(2.3)</text:p>
          </draw:text-box>
        </draw:frame>
        <draw:frame draw:style-name="gr10" draw:layer="layout" svg:width="1.806cm" svg:height="0.962cm" svg:x="12.1cm" svg:y="12.6cm">
          <draw:text-box>
            <text:p>(2.2)</text:p>
          </draw:text-box>
        </draw:frame>
        <draw:frame draw:style-name="gr10" draw:layer="layout" svg:width="1.806cm" svg:height="0.962cm" svg:x="19.7cm" svg:y="12.6cm">
          <draw:text-box>
            <text:p>(2.1)</text:p>
          </draw:text-box>
        </draw:frame>
        <draw:frame draw:style-name="gr10" draw:layer="layout" svg:width="1.806cm" svg:height="0.962cm" svg:x="12.2cm" svg:y="18.7cm">
          <draw:text-box>
            <text:p>(2.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3cm" fo:margin-bottom="0.007cm" fo:margin-left="0cm" fo:margin-right="0cm" fo:page-width="23.2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ovanni Oliveira</meta:initial-creator>
    <meta:creation-date>2017-01-21T03:20:56.768837409</meta:creation-date>
    <dc:date>2017-01-21T04:55:11.002713334</dc:date>
    <dc:creator>Giovanni Oliveira</dc:creator>
    <meta:editing-duration>PT1H17M50S</meta:editing-duration>
    <meta:editing-cycles>9</meta:editing-cycles>
    <meta:generator>LibreOffice/4.2.8.2$Linux_X86_64 LibreOffice_project/420m0$Build-2</meta:generator>
    <meta:document-statistic meta:object-count="27"/>
  </office:meta>
</office:document-meta>
</file>